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d6e8" officeooo:paragraph-rsid="0000d6e8"/>
    </style:style>
    <style:style style:name="P2" style:family="paragraph" style:parent-style-name="Standard">
      <style:text-properties officeooo:paragraph-rsid="0000d6e8"/>
    </style:style>
    <style:style style:name="P3" style:family="paragraph" style:parent-style-name="Standard">
      <style:text-properties style:text-underline-style="solid" style:text-underline-width="auto" style:text-underline-color="font-color" officeooo:paragraph-rsid="0000d6e8"/>
    </style:style>
    <style:style style:name="P4" style:family="paragraph" style:parent-style-name="Standard">
      <style:text-properties style:text-underline-style="solid" style:text-underline-width="auto" style:text-underline-color="font-color" officeooo:rsid="0000d6e8" officeooo:paragraph-rsid="0000d6e8"/>
    </style:style>
    <style:style style:name="P5" style:family="paragraph" style:parent-style-name="Standard">
      <style:text-properties style:text-underline-style="solid" style:text-underline-width="auto" style:text-underline-color="font-color" officeooo:rsid="000a5d90" officeooo:paragraph-rsid="000a5d90"/>
    </style:style>
    <style:style style:name="P6" style:family="paragraph" style:parent-style-name="Standard">
      <style:text-properties style:text-underline-style="solid" style:text-underline-width="auto" style:text-underline-color="font-color" officeooo:rsid="000aacf0" officeooo:paragraph-rsid="000aacf0"/>
    </style:style>
    <style:style style:name="P7" style:family="paragraph" style:parent-style-name="Standard">
      <style:text-properties officeooo:paragraph-rsid="00030721"/>
    </style:style>
    <style:style style:name="P8" style:family="paragraph" style:parent-style-name="Standard">
      <style:text-properties officeooo:rsid="0007fe5a" officeooo:paragraph-rsid="0007fe5a"/>
    </style:style>
    <style:style style:name="P9" style:family="paragraph" style:parent-style-name="Standard">
      <style:text-properties officeooo:paragraph-rsid="0007fe5a"/>
    </style:style>
    <style:style style:name="P10" style:family="paragraph" style:parent-style-name="Standard">
      <style:text-properties officeooo:paragraph-rsid="0008cea3"/>
    </style:style>
    <style:style style:name="P11" style:family="paragraph" style:parent-style-name="Standard">
      <style:text-properties officeooo:paragraph-rsid="0008ee28"/>
    </style:style>
    <style:style style:name="P12" style:family="paragraph" style:parent-style-name="Standard">
      <style:text-properties officeooo:rsid="000aacf0" officeooo:paragraph-rsid="000aacf0"/>
    </style:style>
    <style:style style:name="P13" style:family="paragraph" style:parent-style-name="Standard">
      <style:text-properties officeooo:paragraph-rsid="000aacf0"/>
    </style:style>
    <style:style style:name="T1" style:family="text">
      <style:text-properties officeooo:rsid="0000d6e8"/>
    </style:style>
    <style:style style:name="T2" style:family="text">
      <style:text-properties officeooo:rsid="00017b8f"/>
    </style:style>
    <style:style style:name="T3" style:family="text">
      <style:text-properties officeooo:rsid="00030721"/>
    </style:style>
    <style:style style:name="T4" style:family="text">
      <style:text-properties fo:font-weight="bold" officeooo:rsid="00017b8f" style:font-weight-asian="bold" style:font-weight-complex="bold"/>
    </style:style>
    <style:style style:name="T5" style:family="text">
      <style:text-properties fo:font-weight="bold" officeooo:rsid="000443a3" style:font-weight-asian="bold" style:font-weight-complex="bold"/>
    </style:style>
    <style:style style:name="T6" style:family="text">
      <style:text-properties fo:font-weight="bold" officeooo:rsid="00023f0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0443a3"/>
    </style:style>
    <style:style style:name="T9" style:family="text">
      <style:text-properties officeooo:rsid="0005c11c"/>
    </style:style>
    <style:style style:name="T10" style:family="text">
      <style:text-properties officeooo:rsid="0006e89d"/>
    </style:style>
    <style:style style:name="T11" style:family="text">
      <style:text-properties officeooo:rsid="0007fe5a"/>
    </style:style>
    <style:style style:name="T12" style:family="text">
      <style:text-properties officeooo:rsid="0008cea3"/>
    </style:style>
    <style:style style:name="T13" style:family="text">
      <style:text-properties officeooo:rsid="0008ee28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officeooo:rsid="00023f0d"/>
    </style:style>
    <style:style style:name="T16" style:family="text">
      <style:text-properties style:text-underline-style="none" fo:font-weight="bold" style:font-weight-asian="bold" style:font-weight-complex="bold"/>
    </style:style>
    <style:style style:name="T17" style:family="text">
      <style:text-properties style:text-underline-style="none" fo:font-weight="bold" officeooo:rsid="00023f0d" style:font-weight-asian="bold" style:font-weight-complex="bold"/>
    </style:style>
    <style:style style:name="T18" style:family="text">
      <style:text-properties style:text-underline-style="none" fo:font-weight="bold" officeooo:rsid="0001b398" style:font-weight-asian="bold" style:font-weight-complex="bold"/>
    </style:style>
    <style:style style:name="T19" style:family="text">
      <style:text-properties style:text-underline-style="none" fo:font-weight="bold" officeooo:rsid="00049bff" style:font-weight-asian="bold" style:font-weight-complex="bold"/>
    </style:style>
    <style:style style:name="T20" style:family="text">
      <style:text-properties style:text-underline-style="none" fo:font-weight="bold" officeooo:rsid="0004a051" style:font-weight-asian="bold" style:font-weight-complex="bold"/>
    </style:style>
    <style:style style:name="T21" style:family="text">
      <style:text-properties style:text-underline-style="none" fo:font-weight="bold" officeooo:rsid="0005fc8d" style:font-weight-asian="bold" style:font-weight-complex="bold"/>
    </style:style>
    <style:style style:name="T22" style:family="text">
      <style:text-properties style:text-underline-style="none" officeooo:rsid="0001b398"/>
    </style:style>
    <style:style style:name="T23" style:family="text">
      <style:text-properties style:text-underline-style="none" officeooo:rsid="00049bff"/>
    </style:style>
    <style:style style:name="T24" style:family="text">
      <style:text-properties style:text-underline-style="none" officeooo:rsid="0004a051"/>
    </style:style>
    <style:style style:name="T25" style:family="text">
      <style:text-properties style:text-underline-style="none" officeooo:rsid="0005fc8d"/>
    </style:style>
    <style:style style:name="T26" style:family="text">
      <style:text-properties style:text-underline-style="none" officeooo:rsid="00075857"/>
    </style:style>
    <style:style style:name="T27" style:family="text">
      <style:text-properties style:text-underline-style="none" officeooo:rsid="00034343"/>
    </style:style>
    <style:style style:name="T28" style:family="text">
      <style:text-properties officeooo:rsid="00023f0d"/>
    </style:style>
    <style:style style:name="T29" style:family="text">
      <style:text-properties fo:language="fr" fo:country="FR" style:text-underline-style="none" officeooo:rsid="00023f0d"/>
    </style:style>
    <style:style style:name="T30" style:family="text">
      <style:text-properties fo:language="fr" fo:country="FR" officeooo:rsid="00023f0d"/>
    </style:style>
    <style:style style:name="T31" style:family="text">
      <style:text-properties officeooo:rsid="0004014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Introduction :<text:line-break/><text:line-break/><text:span text:style-name="T14">L’article “The unreasonable effectiveness of the Julia programming language” a été écrit par Lee Philips pour le site “Arstechnica”</text:span></text:p>
      <text:p text:style-name="P1"/>
      <text:p text:style-name="P4">Plan :</text:p>
      <text:p text:style-name="P1"/>
      <text:p text:style-name="P1">1. La problématique</text:p>
      <text:p text:style-name="P1">2. Ce qui est possible de faire avec Julia</text:p>
      <text:p text:style-name="P1">3. Comment Julia fonctionne</text:p>
      <text:p text:style-name="P1"/>
      <text:p text:style-name="P1">---</text:p>
      <text:p text:style-name="P1"/>
      <text:p text:style-name="P4">1. La problématique</text:p>
      <text:p text:style-name="P4"/>
      <text:p text:style-name="P1">- <text:span text:style-name="T2">Problème des deux langages (l’un pour programmer rapidement un prototype, l’autre cherchant à optimiser les performances).</text:span></text:p>
      <text:p text:style-name="P1"/>
      <text:p text:style-name="P10"><text:span text:style-name="T1">- </text:span><text:span text:style-name="T12">Pouvoir faire du machine learning, data mining, distributed and parallel computing. Tout ça avec un seul langage.</text:span></text:p>
      <text:p text:style-name="P10"/>
      <text:p text:style-name="P10"><text:span text:style-name="T12">- Solution : combiner les avantages des langages C, Ruby, Lisp, Matlab, Python, R, Perl.</text:span></text:p>
      <text:p text:style-name="P1"/>
      <text:p text:style-name="P1"/>
      <text:p text:style-name="P3"><text:span text:style-name="T1">2. Ce qui est possible de faire avec Julia</text:span></text:p>
      <text:p text:style-name="P1"/>
      <text:p text:style-name="P9"><text:span text:style-name="T11">- Pas fait pour faire :</text:span></text:p>
      <text:p text:style-name="P9"><text:span text:style-name="T11"><text:tab/>* Sites web </text:span></text:p>
      <text:p text:style-name="P9"><text:span text:style-name="T11"><text:tab/>* Statistiques (loin derrière R)</text:span></text:p>
      <text:p text:style-name="P8"/>
      <text:p text:style-name="P8">- Mais puissant pour faire :</text:p>
      <text:p text:style-name="P11"><text:span text:style-name="T11"><text:tab/>* Optimisation mathématique<text:line-break/><text:tab/>* Manipulation d’images<text:line-break/><text:tab/>* Machine learning</text:span></text:p>
      <text:p text:style-name="P11"><text:span text:style-name="T11"><text:tab/>* </text:span><text:span text:style-name="T13">Simulation de phénomène naturel</text:span><text:span text:style-name="T11"><text:line-break/><text:line-break/>- </text:span><text:span text:style-name="T13">Exemples : <text:line-break/><text:tab/>* Modeling the reacting flow inside a rocket engine combustor.</text:span></text:p>
      <text:p text:style-name="P1"/>
      <text:p text:style-name="P3"><text:span text:style-name="T1">3. Comment Julia fonctionne</text:span></text:p>
      <text:p text:style-name="P3"/>
      <text:p text:style-name="P2">- <text:span text:style-name="T2">Compilation “just in time” (JIT) : compiler à la volée le code source en code machine</text:span></text:p>
      <text:p text:style-name="P2"/>
      <text:p text:style-name="P2">- <text:span text:style-name="T2">Coeur du langage écrit en C, l’analyseur syntaxique en Scheme et la majorité de la bibliothèque standard en Julia.</text:span></text:p>
      <text:p text:style-name="P2"/>
      <text:p text:style-name="P7">- <text:span text:style-name="T2">Typage :</text:span></text:p>
      <text:p text:style-name="P7"><text:span text:style-name="T2"><text:tab/>* </text:span><text:span text:style-name="T4">fort</text:span><text:span text:style-name="T2"> : </text:span>garantit que les types de données employés décrivent correctement les données manipulées.</text:p>
      <text:p text:style-name="P7"><text:soft-page-break/><text:span text:style-name="T2"><text:tab/>* </text:span><text:span text:style-name="T4">dynamique</text:span><text:span text:style-name="T2"> : </text:span><text:span text:style-name="T7">typage</text:span> « à la volée », lors de l'exécution du code.</text:p>
      <text:p text:style-name="P7"><text:span text:style-name="T2"><text:tab/>* </text:span><text:span text:style-name="T4">inféré</text:span><text:span text:style-name="T2"> : </text:span>rechercher automatiquement les types associés à des expressions, sans qu'ils soient indiqués explicitement dans le code source.</text:p>
      <text:p text:style-name="P7"/>
      <text:p text:style-name="P7">- <text:span text:style-name="T8">Programmation orientée objet et fonctionnelle.</text:span></text:p>
      <text:p text:style-name="P7"/>
      <text:p text:style-name="P7">- <text:span text:style-name="T8">Types :</text:span></text:p>
      <text:p text:style-name="P7"><text:tab/>* <text:span text:style-name="T5">abstract type</text:span><text:span text:style-name="T8"> (abstrait)</text:span></text:p>
      <text:p text:style-name="P7"><text:tab/>* <text:span text:style-name="T5">mutable struct</text:span><text:span text:style-name="T8"> (normaux)</text:span></text:p>
      <text:p text:style-name="P7"><text:tab/>* <text:span text:style-name="T5">struct</text:span><text:span text:style-name="T8"> (non modifiables)<text:line-break/></text:span><text:span text:style-name="T9">Types pouvent être paramétré.</text:span></text:p>
      <text:p text:style-name="P7"/>
      <text:p text:style-name="P10">- <text:span text:style-name="T3">M</text:span><text:span text:style-name="T2">ultiple dispatch : </text:span>une fonction peut être spécialisée pour plus d'un de ses paramètres formels.</text:p>
      <text:p text:style-name="P10">- Il n'est jamais nécessaire de préciser les types et la fonction la plus spécialisée sera toujours appelée lors de l'exécution.</text:p>
      <text:p text:style-name="P10"><text:line-break/>- <text:span text:style-name="T9">L</text:span>es fonctions sont compilées à la volée pour chaque jeu d'argument, ce qui permet à chaque fois d'avoir du code natif optimisé <text:span text:style-name="T9">(assembleur)</text:span>, <text:span text:style-name="T9">visualisable avec la fonction “code_native”.</text:span></text:p>
      <text:p text:style-name="P2"/>
      <text:p text:style-name="P2">- <text:span text:style-name="T10">Possibilité d’utiliser des fonctions écritent en C avec Julia.</text:span></text:p>
      <text:p text:style-name="P2"/>
      <text:p text:style-name="P2">- <text:span text:style-name="T11">Programmation parallèle en mémoire distribuée. <text:line-break/>Objectif : R</text:span>éaliser le plus grand nombre d'opérations en un temps le plus petit possible.</text:p>
      <text:p text:style-name="P2"/>
      <text:p text:style-name="P2">- <text:span text:style-name="T11">P</text:span>ackages pour appeler du code Python, Java, R</text:p>
      <text:p text:style-name="P2"/>
      <text:p text:style-name="P6">Personal opinion :</text:p>
      <text:p text:style-name="P12"/>
      <text:p text:style-name="P12">- C’est un langage très prometteur pouvant être aussi simple qu’un langage haut niveau tout en étant aussi performant qu’un langage bas niveau.</text:p>
      <text:p text:style-name="P12"/>
      <text:p text:style-name="P6">Vocabulary test :<text:span text:style-name="T14"><text:line-break/></text:span></text:p>
      <text:p text:style-name="P6"><text:span text:style-name="T14">- </text:span><text:span text:style-name="T16">scalable</text:span><text:span text:style-name="T14"> </text:span><text:span text:style-name="T23">= évolutif</text:span></text:p>
      <text:p text:style-name="P6"><text:span text:style-name="T15">- </text:span><text:span text:style-name="T17">computational scientist</text:span><text:span text:style-name="T15"> = scientifique informatique</text:span></text:p>
      <text:p text:style-name="P6"><text:span text:style-name="T15">- </text:span><text:span text:style-name="T17">to fall apart</text:span><text:span text:style-name="T15"> </text:span><text:span text:style-name="T27">= </text:span><text:span text:style-name="T29">à tomber en morceaux</text:span><text:span text:style-name="T15"> </text:span></text:p>
      <text:p text:style-name="P6"><text:span text:style-name="T15">- </text:span><text:span text:style-name="T17">venture into</text:span><text:span text:style-name="T15"> = </text:span><text:span text:style-name="T29">s'aventurer dans</text:span></text:p>
      <text:p text:style-name="P13"><text:span text:style-name="T28">- </text:span><text:span text:style-name="T6">uncertainty quantification</text:span><text:span text:style-name="T28"> </text:span><text:span text:style-name="T31">= </text:span><text:span text:style-name="T30">quantification de l'incertitude</text:span><text:span text:style-name="T23"><text:line-break/>- </text:span><text:span text:style-name="T19">to bear on</text:span><text:span text:style-name="T23"> </text:span><text:span text:style-name="T24">= porter sur<text:line-break/>- </text:span><text:span text:style-name="T20">pitfall</text:span><text:span text:style-name="T24"> </text:span><text:span text:style-name="T25">= piège<text:line-break/>- </text:span><text:span text:style-name="T21">flip side</text:span><text:span text:style-name="T25"> = coté opposé<text:line-break/>- </text:span><text:span text:style-name="T21">throughout</text:span><text:span text:style-name="T25"> = tout au long d</text:span><text:span text:style-name="T26">e</text:span></text:p>
      <text:p text:style-name="P6"><text:span text:style-name="T15">- </text:span><text:span text:style-name="T17">o</text:span><text:span text:style-name="T18">ff-the-shelf</text:span><text:span text:style-name="T22"> = impromptu, </text:span><text:span text:style-name="T15">inattendu</text:span></text:p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3.2$Windows_X86_64 LibreOffice_project/747b5d0ebf89f41c860ec2a39efd7cb15b54f2d8</meta:generator>
    <dc:date>2020-11-01T22:22:27.319000000</dc:date>
    <meta:editing-duration>PT1H29M2S</meta:editing-duration>
    <meta:editing-cycles>3</meta:editing-cycles>
    <meta:document-statistic meta:table-count="0" meta:image-count="0" meta:object-count="0" meta:page-count="2" meta:paragraph-count="44" meta:word-count="463" meta:character-count="2817" meta:non-whitespace-character-count="2377"/>
  </office:meta>
</office:document-meta>
</file>